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2ec7" officeooo:paragraph-rsid="000b2ec7"/>
    </style:style>
    <style:style style:name="P2" style:family="paragraph" style:parent-style-name="Standard" style:list-style-name="L1">
      <style:text-properties officeooo:rsid="000b2ec7" officeooo:paragraph-rsid="000b2ec7"/>
    </style:style>
    <style:style style:name="P3" style:family="paragraph" style:parent-style-name="Standard">
      <style:text-properties officeooo:rsid="000b2ec7" officeooo:paragraph-rsid="000c3e87"/>
    </style:style>
    <style:style style:name="P4" style:family="paragraph" style:parent-style-name="Standard">
      <style:text-properties officeooo:rsid="000cc446" officeooo:paragraph-rsid="000cc446"/>
    </style:style>
    <style:style style:name="P5" style:family="paragraph" style:parent-style-name="Standard" style:list-style-name="L1">
      <style:text-properties officeooo:rsid="000cc446" officeooo:paragraph-rsid="000cc446"/>
    </style:style>
    <style:style style:name="P6" style:family="paragraph" style:parent-style-name="Standard" style:list-style-name="L1">
      <style:text-properties officeooo:rsid="000d9df2" officeooo:paragraph-rsid="000d9df2"/>
    </style:style>
    <style:style style:name="P7" style:family="paragraph" style:parent-style-name="Standard">
      <style:text-properties officeooo:rsid="000d9df2" officeooo:paragraph-rsid="000d9df2"/>
    </style:style>
    <style:style style:name="P8" style:family="paragraph" style:parent-style-name="Standard">
      <style:text-properties officeooo:paragraph-rsid="000d9df2"/>
    </style:style>
    <style:style style:name="P9" style:family="paragraph" style:parent-style-name="Standard">
      <style:text-properties fo:font-size="14pt" fo:font-weight="bold" officeooo:rsid="000b2ec7" officeooo:paragraph-rsid="000b2ec7" style:font-weight-asian="bold" style:font-weight-complex="bold"/>
    </style:style>
    <style:style style:name="P10" style:family="paragraph" style:parent-style-name="Standard" style:list-style-name="L1">
      <style:text-properties officeooo:rsid="000f5c41" officeooo:paragraph-rsid="000f5c41"/>
    </style:style>
    <style:style style:name="T1" style:family="text">
      <style:text-properties officeooo:rsid="000c3e87"/>
    </style:style>
    <style:style style:name="T2" style:family="text">
      <style:text-properties officeooo:rsid="000d9d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 9: The Rise and Fall of Couchsurfing </text:p>
      <text:p text:style-name="P1"/>
      <text:p text:style-name="P3">CS was created in 2003 in order to bring people together, <text:span text:style-name="T1">nevertheless the concept has undergone changes since then. Nowadays, people use it to travel for free. It was a good way to socialize as it was, and as it was a small community, you could make friends easily. </text:span></text:p>
      <text:p text:style-name="P3"><text:span text:style-name="T1">Nithin Coca does a comparison with the Buddhist teaching which says/advocates that a project has to evolve even if it is worse. </text:span></text:p>
      <text:p text:style-name="P4">CS is not an exception because the project has changed from a small community to an enormous website which gathers 5M people. </text:p>
      <text:p text:style-name="P1"/>
      <text:p text:style-name="P1"/>
      <text:p text:style-name="P9">Doc 9A: More Members, Less Community </text:p>
      <text:p text:style-name="P1"/>
      <text:p text:style-name="P8"><text:span text:style-name="T2">NC used to like the community of Counchsurfers, because people were friendly and open-minded, they used to share food, moments/experiences and lives, he says that even some of them got married. </text:span></text:p>
      <text:p text:style-name="P7">He calls this “the glory of the past” and regrets this period, he is even nostalgic. </text:p>
      <text:p text:style-name="P7"/>
      <text:p text:style-name="P7"/>
      <text:p text:style-name="P1"/>
      <text:p text:style-name="P1"/>
      <text:p text:style-name="P1">Vocabulary:</text:p>
      <text:list xml:id="list805229784804008031" text:style-name="L1">
        <text:list-item>
          <text:p text:style-name="P2">Epitomization = Optimisation of a system </text:p>
        </text:list-item>
        <text:list-item>
          <text:p text:style-name="P5">A potluck = A shared meal where everybody is supposed to bring something </text:p>
        </text:list-item>
        <text:list-item>
          <text:p text:style-name="P5"><text:span text:style-name="T2">N</text:span>ewbie<text:span text:style-name="T2">s</text:span> = <text:span text:style-name="T2">Recent users </text:span></text:p>
        </text:list-item>
        <text:list-item>
          <text:p text:style-name="P6">Grads = Are students who have just passed their graduation </text:p>
        </text:list-item>
        <text:list-item>
          <text:p text:style-name="P6">Carpooling = Sharing a car to lessen the expenses </text:p>
        </text:list-item>
        <text:list-item>
          <text:p text:style-name="P10">Bare-bone profile = A profile with not much information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4:39.349000000</meta:creation-date>
    <dc:date>2019-04-01T15:51:26.871000000</dc:date>
    <meta:editing-duration>PT14M2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4" meta:word-count="212" meta:character-count="1198" meta:non-whitespace-character-count="993"/>
  </office:meta>
</office:document-meta>
</file>